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0.998cm" style:rel-column-width="3851*"/>
    </style:style>
    <style:style style:name="Tabulka1.B" style:family="table-column">
      <style:table-column-properties style:column-width="1cm" style:rel-column-width="3854*"/>
    </style:style>
    <style:style style:name="Tabulka1.D" style:family="table-column">
      <style:table-column-properties style:column-width="1cm" style:rel-column-width="3856*"/>
    </style:style>
    <style:style style:name="Tabulka1.I" style:family="table-column">
      <style:table-column-properties style:column-width="1cm" style:rel-column-width="3855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Q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0.998cm" style:rel-column-width="3851*"/>
    </style:style>
    <style:style style:name="Tabulka2.B" style:family="table-column">
      <style:table-column-properties style:column-width="1cm" style:rel-column-width="3856*"/>
    </style:style>
    <style:style style:name="Tabulka2.C" style:family="table-column">
      <style:table-column-properties style:column-width="1cm" style:rel-column-width="3854*"/>
    </style:style>
    <style:style style:name="Tabulka2.F" style:family="table-column">
      <style:table-column-properties style:column-width="1cm" style:rel-column-width="3853*"/>
    </style:style>
    <style:style style:name="Tabulka2.G" style:family="table-column">
      <style:table-column-properties style:column-width="1cm" style:rel-column-width="3855*"/>
    </style:style>
    <style:style style:name="Tabulka2.P" style:family="table-column">
      <style:table-column-properties style:column-width="1cm" style:rel-column-width="3858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Q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c35c3" officeooo:paragraph-rsid="000c35c3"/>
    </style:style>
    <style:style style:name="P2" style:family="paragraph" style:parent-style-name="Standard">
      <style:paragraph-properties fo:text-align="start" style:justify-single-word="false"/>
      <style:text-properties officeooo:rsid="000c35c3" officeooo:paragraph-rsid="000cf6f7"/>
    </style:style>
    <style:style style:name="P3" style:family="paragraph" style:parent-style-name="Standard">
      <style:paragraph-properties fo:text-align="start" style:justify-single-word="false"/>
      <style:text-properties officeooo:rsid="000cf6f7" officeooo:paragraph-rsid="000cf6f7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cf6f7" officeooo:paragraph-rsid="000cf6f7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df41d" officeooo:paragraph-rsid="000df41d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01e8c" officeooo:paragraph-rsid="00101e8c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cf6f7"/>
    </style:style>
    <style:style style:name="P9" style:family="paragraph" style:parent-style-name="Table_20_Contents">
      <style:paragraph-properties fo:text-align="start" style:justify-single-word="false"/>
      <style:text-properties officeooo:rsid="000c35c3" officeooo:paragraph-rsid="000c35c3"/>
    </style:style>
    <style:style style:name="P10" style:family="paragraph" style:parent-style-name="Table_20_Contents">
      <style:paragraph-properties fo:text-align="start" style:justify-single-word="false"/>
      <style:text-properties officeooo:rsid="000c35c3" officeooo:paragraph-rsid="000cf6f7"/>
    </style:style>
    <style:style style:name="P11" style:family="paragraph" style:parent-style-name="Table_20_Contents">
      <style:paragraph-properties fo:text-align="start" style:justify-single-word="false"/>
      <style:text-properties officeooo:rsid="000cf6f7" officeooo:paragraph-rsid="000cf6f7"/>
    </style:style>
    <style:style style:name="P12" style:family="paragraph" style:parent-style-name="Table_20_Contents">
      <style:paragraph-properties fo:text-align="start" style:justify-single-word="false"/>
      <style:text-properties officeooo:rsid="000df41d" officeooo:paragraph-rsid="000df41d"/>
    </style:style>
    <style:style style:name="P13" style:family="paragraph" style:parent-style-name="Table_20_Contents">
      <style:paragraph-properties fo:text-align="start" style:justify-single-word="false"/>
      <style:text-properties officeooo:rsid="000f7ce9" officeooo:paragraph-rsid="000f7ce9"/>
    </style:style>
    <style:style style:name="P14" style:family="paragraph" style:parent-style-name="Table_20_Contents">
      <style:paragraph-properties fo:text-align="start" style:justify-single-word="false"/>
      <style:text-properties officeooo:rsid="00101e8c" officeooo:paragraph-rsid="00101e8c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gr1" style:family="graphic">
      <style:graphic-properties svg:stroke-width="0.19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draw:fill-color="#ffffff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draw:fill-color="#ffffff" draw:textarea-horizontal-align="justify" draw:textarea-vertical-align="middle" draw:auto-grow-height="false" fo:min-height="0.721cm" fo:min-width="0.66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99cm" draw:textarea-horizontal-align="justify" draw:textarea-vertical-align="middle" draw:auto-grow-height="false" fo:min-height="0.028cm" fo:min-width="0.02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99cm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99cm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I. Laboratorní práce – Voltampérová charakteristka </text:span><text:tab/><text:tab/><text:tab/><text:tab/>8. 10.</text:p>
      <text:p text:style-name="P1"/>
      <text:p text:style-name="P1"/>
      <text:p text:style-name="P1">1) Schéma zapojení</text:p>
      <text:p text:style-name="P1"><draw:line text:anchor-type="paragraph" draw:z-index="0" draw:name="Tvar1" draw:style-name="gr1" draw:text-style-name="P15" svg:x1="5.893cm" svg:y1="1.78cm" svg:x2="5.893cm" svg:y2="3.579cm"><text:p/></draw:line><draw:line text:anchor-type="paragraph" draw:z-index="1" draw:name="Tvar2" draw:style-name="gr1" draw:text-style-name="P15" svg:x1="6.343cm" svg:y1="2.415cm" svg:x2="6.343cm" svg:y2="3.129cm"><text:p/></draw:line><draw:line text:anchor-type="paragraph" draw:z-index="2" draw:name="Tvar3" draw:style-name="gr1" draw:text-style-name="P15" svg:x1="5.893cm" svg:y1="2.706cm" svg:x2="1.686cm" svg:y2="2.706cm"><text:p/></draw:line><draw:line text:anchor-type="paragraph" draw:z-index="3" draw:name="Tvar4" draw:style-name="gr1" draw:text-style-name="P15" svg:x1="6.343cm" svg:y1="2.732cm" svg:x2="11.714cm" svg:y2="2.758cm"><text:p/></draw:line><draw:line text:anchor-type="paragraph" draw:z-index="4" draw:name="Tvar5" draw:style-name="gr1" draw:text-style-name="P15" svg:x1="1.686cm" svg:y1="2.706cm" svg:x2="-0.166cm" svg:y2="2.732cm"><text:p/></draw:line><draw:line text:anchor-type="paragraph" draw:z-index="5" draw:name="Tvar6" draw:style-name="gr1" draw:text-style-name="P15" svg:x1="11.714cm" svg:y1="2.759cm" svg:x2="11.714cm" svg:y2="7.813cm"><text:p/></draw:line><draw:line text:anchor-type="paragraph" draw:z-index="6" draw:name="Tvar7" draw:style-name="gr1" draw:text-style-name="P15" svg:x1="-0.166cm" svg:y1="2.732cm" svg:x2="-0.113cm" svg:y2="7.786cm"><text:p/></draw:line><draw:line text:anchor-type="paragraph" draw:z-index="7" draw:name="Tvar8" draw:style-name="gr1" draw:text-style-name="P15" svg:x1="11.714cm" svg:y1="7.812cm" svg:x2="4.173cm" svg:y2="7.944cm"><text:p/></draw:line><draw:line text:anchor-type="paragraph" draw:z-index="8" draw:name="Tvar9" draw:style-name="gr1" draw:text-style-name="P15" svg:x1="-0.113cm" svg:y1="7.971cm" svg:x2="1.501cm" svg:y2="7.971cm"><text:p/></draw:line><draw:line text:anchor-type="paragraph" draw:z-index="9" draw:name="Tvar10" draw:style-name="gr1" draw:text-style-name="P15" svg:x1="4.173cm" svg:y1="7.521cm" svg:x2="4.199cm" svg:y2="8.579cm"><text:p/></draw:line><draw:line text:anchor-type="paragraph" draw:z-index="10" draw:name="Tvar11" draw:style-name="gr1" draw:text-style-name="P15" svg:x1="1.554cm" svg:y1="7.521cm" svg:x2="1.58cm" svg:y2="8.606cm"><text:p/></draw:line><draw:line text:anchor-type="paragraph" draw:z-index="11" draw:name="Tvar12" draw:style-name="gr1" draw:text-style-name="P15" svg:x1="4.173cm" svg:y1="7.521cm" svg:x2="1.554cm" svg:y2="7.521cm"><text:p/></draw:line><draw:line text:anchor-type="paragraph" draw:z-index="12" draw:name="Tvar13" draw:style-name="gr1" draw:text-style-name="P15" svg:x1="4.199cm" svg:y1="8.58cm" svg:x2="1.58cm" svg:y2="8.606cm"><text:p/></draw:line><draw:line text:anchor-type="paragraph" draw:z-index="13" draw:name="Tvar14" draw:style-name="gr1" draw:text-style-name="P15" svg:x1="4.173cm" svg:y1="6.569cm" svg:x2="1.739cm" svg:y2="9.374cm"><text:p/></draw:line><draw:line text:anchor-type="paragraph" draw:z-index="14" draw:name="Tvar15" draw:style-name="gr1" draw:text-style-name="P15" svg:x1="3.485cm" svg:y1="6.569cm" svg:x2="4.252cm" svg:y2="6.41cm"><text:p/></draw:line><draw:line text:anchor-type="paragraph" draw:z-index="15" draw:name="Tvar16" draw:style-name="gr1" draw:text-style-name="P15" svg:x1="4.253cm" svg:y1="7.045cm" svg:x2="4.253cm" svg:y2="6.41cm"><text:p/></draw:line><draw:line text:anchor-type="paragraph" draw:z-index="16" draw:name="Tvar17" draw:style-name="gr1" draw:text-style-name="P15" svg:x1="1.739cm" svg:y1="9.373cm" svg:x2="0.681cm" svg:y2="9.399cm"><text:p/></draw:line><draw:line text:anchor-type="paragraph" draw:z-index="17" draw:name="Tvar18" draw:style-name="gr1" draw:text-style-name="P15" svg:x1="0.813cm" svg:y1="10.67cm" svg:x2="0.813cm" svg:y2="9.4cm"><text:p/></draw:line><draw:line text:anchor-type="paragraph" draw:z-index="18" draw:name="Tvar19" draw:style-name="gr2" draw:text-style-name="P16" svg:x1="2.083cm" svg:y1="10.696cm" svg:x2="0.813cm" svg:y2="10.67cm"><text:p/></draw:line><draw:custom-shape text:anchor-type="paragraph" draw:z-index="19" draw:name="Tvar20" draw:style-name="gr3" draw:text-style-name="P16" svg:width="1.218cm" svg:height="1.297cm" svg:x="2.083cm" svg:y="10.0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Tvar20" draw:style-name="gr3" draw:text-style-name="P16" svg:width="1.218cm" svg:height="1.297cm" svg:x="5.681cm" svg:y="10.1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Tvar20" draw:style-name="gr3" draw:text-style-name="P16" svg:width="1.218cm" svg:height="1.297cm" svg:x="2.004cm" svg:y="12.1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Tvar21" draw:style-name="gr1" draw:text-style-name="P15" svg:x1="3.3cm" svg:y1="10.723cm" svg:x2="5.681cm" svg:y2="10.802cm"><text:p/></draw:line><draw:line text:anchor-type="paragraph" draw:z-index="23" draw:name="Tvar22" draw:style-name="gr1" draw:text-style-name="P15" svg:x1="6.899cm" svg:y1="10.776cm" svg:x2="11.847cm" svg:y2="10.723cm"><text:p/></draw:line><draw:line text:anchor-type="paragraph" draw:z-index="24" draw:name="Tvar23" draw:style-name="gr1" draw:text-style-name="P15" svg:x1="11.714cm" svg:y1="7.945cm" svg:x2="11.714cm" svg:y2="10.723cm"><text:p/></draw:line><draw:custom-shape text:anchor-type="paragraph" draw:z-index="25" draw:name="Tvar24" draw:style-name="gr4" draw:text-style-name="P15" svg:width="0.318cm" svg:height="0.318cm" svg:x="11.543cm" svg:y="7.6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Tvar24" draw:style-name="gr4" draw:text-style-name="P15" svg:width="0.318cm" svg:height="0.318cm" svg:x="11.562cm" svg:y="10.5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Tvar24" draw:style-name="gr4" draw:text-style-name="P15" svg:width="0.318cm" svg:height="0.318cm" svg:x="0.67cm" svg:y="10.5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Tvar24" draw:style-name="gr4" draw:text-style-name="P15" svg:width="0.318cm" svg:height="0.318cm" svg:x="4.286cm" svg:y="10.6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Tvar25" draw:style-name="gr1" draw:text-style-name="P15" svg:x1="0.818cm" svg:y1="10.936cm" svg:x2="0.799cm" svg:y2="12.94cm"><text:p/></draw:line><draw:line text:anchor-type="paragraph" draw:z-index="30" draw:name="Tvar26" draw:style-name="gr1" draw:text-style-name="P15" svg:x1="2.004cm" svg:y1="12.901cm" svg:x2="0.704cm" svg:y2="12.825cm"><text:p/></draw:line><draw:line text:anchor-type="paragraph" draw:z-index="31" draw:name="Tvar27" draw:style-name="gr1" draw:text-style-name="P15" svg:x1="3.221cm" svg:y1="12.788cm" svg:x2="4.54cm" svg:y2="12.807cm"><text:p/></draw:line><draw:line text:anchor-type="paragraph" draw:z-index="32" draw:name="Tvar28" draw:style-name="gr1" draw:text-style-name="P15" svg:x1="4.466cm" svg:y1="10.931cm" svg:x2="4.447cm" svg:y2="12.808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33" draw:name="Tvar29" draw:style-name="gr1" draw:text-style-name="P15" svg:x1="2.233cm" svg:y1="0.818cm" svg:x2="3.074cm" svg:y2="0cm"><text:p/></draw:line><draw:line text:anchor-type="paragraph" draw:z-index="34" draw:name="Tvar30" draw:style-name="gr1" draw:text-style-name="P15" svg:x1="2.233cm" svg:y1="0cm" svg:x2="3.074cm" svg:y2="0.818cm"><text:p/></draw:line><draw:frame text:anchor-type="paragraph" draw:z-index="35" draw:name="Tvar31" draw:style-name="gr5" draw:text-style-name="P17" svg:width="0.867cm" svg:height="0.65cm" svg:x="5.865cm" svg:y="0.265cm"><draw:text-box><text:p><text:s text:c="2"/>A</text:p></draw:text-box></draw:frame></text:p>
      <text:p text:style-name="P1"/>
      <text:p text:style-name="P1"/>
      <text:p text:style-name="P1"/>
      <text:p text:style-name="P1"><draw:frame text:anchor-type="paragraph" draw:z-index="36" draw:name="Tvar32" draw:style-name="gr6" draw:text-style-name="P17" svg:width="0.772cm" svg:height="0.747cm" svg:x="2.208cm" svg:y="0.242cm"><draw:text-box><text:p><text:s text:c="2"/>V</text:p></draw:text-box></draw:frame></text:p>
      <text:p text:style-name="P1"/>
      <text:p text:style-name="P1"/>
      <text:p text:style-name="P1"/>
      <text:p text:style-name="P1"/>
      <text:p text:style-name="P1">Pomůcky: </text:p>
      <text:p text:style-name="P1"><text:tab/>2x měřič UT 61C</text:p>
      <text:p text:style-name="P1"><text:tab/>Zdroj – plochá baterie, vodiče, reostat 105 /ohm/, žárovka, rezistor 470 /ohm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Výsledky měření:</text:p>
      <text:p text:style-name="P1"/>
      <text:p text:style-name="P1">Pro žárovku</text:p>
      <text:p text:style-name="P1"/>
      <table:table table:name="Tabulka1" table:style-name="Tabulka1">
        <table:table-column table:style-name="Tabulka1.A"/>
        <table:table-column table:style-name="Tabulka1.B" table:number-columns-repeated="2"/>
        <table:table-column table:style-name="Tabulka1.D"/>
        <table:table-column table:style-name="Tabulka1.B" table:number-columns-repeated="3"/>
        <table:table-column table:style-name="Tabulka1.D"/>
        <table:table-column table:style-name="Tabulka1.I" table:number-columns-repeated="2"/>
        <table:table-column table:style-name="Tabulka1.D" table:number-columns-repeated="7"/>
        <table:table-row>
          <table:table-cell table:style-name="Tabulka1.A1" office:value-type="string">
            <text:p text:style-name="P9">U/V</text:p>
          </table:table-cell>
          <table:table-cell table:style-name="Tabulka1.A1" office:value-type="string">
            <text:p text:style-name="P11">0,1</text:p>
          </table:table-cell>
          <table:table-cell table:style-name="Tabulka1.A1" office:value-type="string">
            <text:p text:style-name="P11">0,2</text:p>
          </table:table-cell>
          <table:table-cell table:style-name="Tabulka1.A1" office:value-type="string">
            <text:p text:style-name="P11">0,3</text:p>
          </table:table-cell>
          <table:table-cell table:style-name="Tabulka1.A1" office:value-type="string">
            <text:p text:style-name="P11">0,4</text:p>
          </table:table-cell>
          <table:table-cell table:style-name="Tabulka1.A1" office:value-type="string">
            <text:p text:style-name="P11">0,5</text:p>
          </table:table-cell>
          <table:table-cell table:style-name="Tabulka1.A1" office:value-type="string">
            <text:p text:style-name="P11">0,7</text:p>
          </table:table-cell>
          <table:table-cell table:style-name="Tabulka1.A1" office:value-type="string">
            <text:p text:style-name="P11">0,9</text:p>
          </table:table-cell>
          <table:table-cell table:style-name="Tabulka1.A1" office:value-type="string">
            <text:p text:style-name="P11">1,1</text:p>
          </table:table-cell>
          <table:table-cell table:style-name="Tabulka1.A1" office:value-type="string">
            <text:p text:style-name="P11">1,4</text:p>
          </table:table-cell>
          <table:table-cell table:style-name="Tabulka1.A1" office:value-type="string">
            <text:p text:style-name="P11">1,7</text:p>
          </table:table-cell>
          <table:table-cell table:style-name="Tabulka1.A1" office:value-type="string">
            <text:p text:style-name="P11">2</text:p>
          </table:table-cell>
          <table:table-cell table:style-name="Tabulka1.A1" office:value-type="string">
            <text:p text:style-name="P11">2,3</text:p>
          </table:table-cell>
          <table:table-cell table:style-name="Tabulka1.A1" office:value-type="string">
            <text:p text:style-name="P11">2,6</text:p>
          </table:table-cell>
          <table:table-cell table:style-name="Tabulka1.A1" office:value-type="string">
            <text:p text:style-name="P11">2,9</text:p>
          </table:table-cell>
          <table:table-cell table:style-name="Tabulka1.A1" office:value-type="string">
            <text:p text:style-name="P11">3,2</text:p>
          </table:table-cell>
          <table:table-cell table:style-name="Tabulka1.Q1" office:value-type="string">
            <text:p text:style-name="P12">3,5</text:p>
          </table:table-cell>
        </table:table-row>
        <table:table-row>
          <table:table-cell table:style-name="Tabulka1.A2" office:value-type="string">
            <text:p text:style-name="P9">I/mA</text:p>
          </table:table-cell>
          <table:table-cell table:style-name="Tabulka1.A2" office:value-type="string">
            <text:p text:style-name="P12">45</text:p>
          </table:table-cell>
          <table:table-cell table:style-name="Tabulka1.A2" office:value-type="string">
            <text:p text:style-name="P12">65</text:p>
          </table:table-cell>
          <table:table-cell table:style-name="Tabulka1.A2" office:value-type="string">
            <text:p text:style-name="P12">74</text:p>
          </table:table-cell>
          <table:table-cell table:style-name="Tabulka1.A2" office:value-type="string">
            <text:p text:style-name="P12">81</text:p>
          </table:table-cell>
          <table:table-cell table:style-name="Tabulka1.A2" office:value-type="string">
            <text:p text:style-name="P12">88</text:p>
          </table:table-cell>
          <table:table-cell table:style-name="Tabulka1.A2" office:value-type="string">
            <text:p text:style-name="P12">100</text:p>
          </table:table-cell>
          <table:table-cell table:style-name="Tabulka1.A2" office:value-type="string">
            <text:p text:style-name="P12">108</text:p>
          </table:table-cell>
          <table:table-cell table:style-name="Tabulka1.A2" office:value-type="string">
            <text:p text:style-name="P12">120</text:p>
          </table:table-cell>
          <table:table-cell table:style-name="Tabulka1.A2" office:value-type="string">
            <text:p text:style-name="P12">138</text:p>
          </table:table-cell>
          <table:table-cell table:style-name="Tabulka1.A2" office:value-type="string">
            <text:p text:style-name="P12">152</text:p>
          </table:table-cell>
          <table:table-cell table:style-name="Tabulka1.A2" office:value-type="string">
            <text:p text:style-name="P12">167</text:p>
          </table:table-cell>
          <table:table-cell table:style-name="Tabulka1.A2" office:value-type="string">
            <text:p text:style-name="P12">180</text:p>
          </table:table-cell>
          <table:table-cell table:style-name="Tabulka1.A2" office:value-type="string">
            <text:p text:style-name="P12">190</text:p>
          </table:table-cell>
          <table:table-cell table:style-name="Tabulka1.A2" office:value-type="string">
            <text:p text:style-name="P12">202</text:p>
          </table:table-cell>
          <table:table-cell table:style-name="Tabulka1.A2" office:value-type="string">
            <text:p text:style-name="P12">213</text:p>
          </table:table-cell>
          <table:table-cell table:style-name="Tabulka1.Q2" office:value-type="string">
            <text:p text:style-name="P13">223</text:p>
          </table:table-cell>
        </table:table-row>
        <table:table-row>
          <table:table-cell table:style-name="Tabulka1.A2" office:value-type="string">
            <text:p text:style-name="P9">R//ohm/</text:p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Q2" office:value-type="string">
            <text:p text:style-name="P7"/>
          </table:table-cell>
        </table:table-row>
      </table:table>
      <text:p text:style-name="P1"/>
      <text:p text:style-name="P3">Pro rezistor</text:p>
      <text:p text:style-name="P2"/>
      <table:table table:name="Tabulka2" table:style-name="Tabulka2">
        <table:table-column table:style-name="Tabulka2.A"/>
        <table:table-column table:style-name="Tabulka2.B"/>
        <table:table-column table:style-name="Tabulka2.C" table:number-columns-repeated="3"/>
        <table:table-column table:style-name="Tabulka2.F"/>
        <table:table-column table:style-name="Tabulka2.G" table:number-columns-repeated="7"/>
        <table:table-column table:style-name="Tabulka2.B" table:number-columns-repeated="2"/>
        <table:table-column table:style-name="Tabulka2.P" table:number-columns-repeated="2"/>
        <table:table-row>
          <table:table-cell table:style-name="Tabulka2.A1" office:value-type="string">
            <text:p text:style-name="P10">U/V</text:p>
          </table:table-cell>
          <table:table-cell table:style-name="Tabulka2.A1" office:value-type="string">
            <text:p text:style-name="P11">0,1</text:p>
          </table:table-cell>
          <table:table-cell table:style-name="Tabulka2.A1" office:value-type="string">
            <text:p text:style-name="P11">0,2</text:p>
          </table:table-cell>
          <table:table-cell table:style-name="Tabulka2.A1" office:value-type="string">
            <text:p text:style-name="P11">0,3</text:p>
          </table:table-cell>
          <table:table-cell table:style-name="Tabulka2.A1" office:value-type="string">
            <text:p text:style-name="P11">0,4</text:p>
          </table:table-cell>
          <table:table-cell table:style-name="Tabulka2.A1" office:value-type="string">
            <text:p text:style-name="P11">0,5</text:p>
          </table:table-cell>
          <table:table-cell table:style-name="Tabulka2.A1" office:value-type="string">
            <text:p text:style-name="P11">0,7</text:p>
          </table:table-cell>
          <table:table-cell table:style-name="Tabulka2.A1" office:value-type="string">
            <text:p text:style-name="P11">0,9</text:p>
          </table:table-cell>
          <table:table-cell table:style-name="Tabulka2.A1" office:value-type="string">
            <text:p text:style-name="P11">1,1</text:p>
          </table:table-cell>
          <table:table-cell table:style-name="Tabulka2.A1" office:value-type="string">
            <text:p text:style-name="P11">1,4</text:p>
          </table:table-cell>
          <table:table-cell table:style-name="Tabulka2.A1" office:value-type="string">
            <text:p text:style-name="P11">1,7</text:p>
          </table:table-cell>
          <table:table-cell table:style-name="Tabulka2.A1" office:value-type="string">
            <text:p text:style-name="P11">2</text:p>
          </table:table-cell>
          <table:table-cell table:style-name="Tabulka2.A1" office:value-type="string">
            <text:p text:style-name="P11">2,3</text:p>
          </table:table-cell>
          <table:table-cell table:style-name="Tabulka2.A1" office:value-type="string">
            <text:p text:style-name="P11">2,6</text:p>
          </table:table-cell>
          <table:table-cell table:style-name="Tabulka2.A1" office:value-type="string">
            <text:p text:style-name="P11">2,9</text:p>
          </table:table-cell>
          <table:table-cell table:style-name="Tabulka2.A1" office:value-type="string">
            <text:p text:style-name="P11">3,2</text:p>
          </table:table-cell>
          <table:table-cell table:style-name="Tabulka2.Q1" office:value-type="string">
            <text:p text:style-name="P14">3,5</text:p>
          </table:table-cell>
        </table:table-row>
        <table:table-row>
          <table:table-cell table:style-name="Tabulka2.A2" office:value-type="string">
            <text:p text:style-name="P10">I/mA</text:p>
          </table:table-cell>
          <table:table-cell table:style-name="Tabulka2.A2" office:value-type="string">
            <text:p text:style-name="P13">0,23</text:p>
          </table:table-cell>
          <table:table-cell table:style-name="Tabulka2.A2" office:value-type="string">
            <text:p text:style-name="P13">0,43</text:p>
          </table:table-cell>
          <table:table-cell table:style-name="Tabulka2.A2" office:value-type="string">
            <text:p text:style-name="P13">0,64</text:p>
          </table:table-cell>
          <table:table-cell table:style-name="Tabulka2.A2" office:value-type="string">
            <text:p text:style-name="P13">0,88</text:p>
          </table:table-cell>
          <table:table-cell table:style-name="Tabulka2.A2" office:value-type="string">
            <text:p text:style-name="P13">1,08</text:p>
          </table:table-cell>
          <table:table-cell table:style-name="Tabulka2.A2" office:value-type="string">
            <text:p text:style-name="P13">1,62</text:p>
          </table:table-cell>
          <table:table-cell table:style-name="Tabulka2.A2" office:value-type="string">
            <text:p text:style-name="P13">1,91</text:p>
          </table:table-cell>
          <table:table-cell table:style-name="Tabulka2.A2" office:value-type="string">
            <text:p text:style-name="P13">2,36</text:p>
          </table:table-cell>
          <table:table-cell table:style-name="Tabulka2.A2" office:value-type="string">
            <text:p text:style-name="P13">3,00</text:p>
          </table:table-cell>
          <table:table-cell table:style-name="Tabulka2.A2" office:value-type="string">
            <text:p text:style-name="P14">3,60</text:p>
          </table:table-cell>
          <table:table-cell table:style-name="Tabulka2.A2" office:value-type="string">
            <text:p text:style-name="P14">4,23</text:p>
          </table:table-cell>
          <table:table-cell table:style-name="Tabulka2.A2" office:value-type="string">
            <text:p text:style-name="P14">4,93</text:p>
          </table:table-cell>
          <table:table-cell table:style-name="Tabulka2.A2" office:value-type="string">
            <text:p text:style-name="P14">5,52</text:p>
          </table:table-cell>
          <table:table-cell table:style-name="Tabulka2.A2" office:value-type="string">
            <text:p text:style-name="P14">6,22</text:p>
          </table:table-cell>
          <table:table-cell table:style-name="Tabulka2.A2" office:value-type="string">
            <text:p text:style-name="P14">6,82</text:p>
          </table:table-cell>
          <table:table-cell table:style-name="Tabulka2.Q2" office:value-type="string">
            <text:p text:style-name="P14">7,49</text:p>
          </table:table-cell>
        </table:table-row>
        <table:table-row>
          <table:table-cell table:style-name="Tabulka2.A2" office:value-type="string">
            <text:p text:style-name="P10">R//ohm/</text:p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A2" office:value-type="string">
            <text:p text:style-name="P8"/>
          </table:table-cell>
          <table:table-cell table:style-name="Tabulka2.Q2" office:value-type="string">
            <text:p text:style-name="P8"/>
          </table:table-cell>
        </table:table-row>
      </table:table>
      <text:p text:style-name="P2"/>
      <text:p text:style-name="P4">Ve výsledném dokumentu musí být graf s popisem os, názvem a s hodnotami zapsanými v grafu</text:p>
      <text:p text:style-name="P4"/>
      <text:p text:style-name="P4">Závěr → Hodnocení charakteristiky, odpor žárovky a rezistoru</text:p>
      <text:p text:style-name="P4"/>
      <text:p text:style-name="P5">Začíná se rozsvěcovat při 0,6V </text:p>
      <text:p text:style-name="P5"/>
      <text:p text:style-name="P6">0,1</text:p>
      <text:p text:style-name="P6">0,2</text:p>
      <text:p text:style-name="P6">0,3</text:p>
      <text:p text:style-name="P6">0,4</text:p>
      <text:p text:style-name="P6">0,5</text:p>
      <text:p text:style-name="P6">0,7</text:p>
      <text:p text:style-name="P6">0,9</text:p>
      <text:p text:style-name="P6">1,1</text:p>
      <text:p text:style-name="P6">1,4</text:p>
      <text:p text:style-name="P6">1,7</text:p>
      <text:p text:style-name="P6">2</text:p>
      <text:p text:style-name="P6">2,3</text:p>
      <text:p text:style-name="P6">2,6</text:p>
      <text:p text:style-name="P6">2,9</text:p>
      <text:p text:style-name="P6">3,2</text:p>
      <text:p text:style-name="P6">3,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40:39.300089387</meta:creation-date>
    <meta:editing-duration>PT3H3M52S</meta:editing-duration>
    <meta:editing-cycles>2</meta:editing-cycles>
    <meta:generator>LibreOffice/5.1.6.2$Linux_x86 LibreOffice_project/10m0$Build-2</meta:generator>
    <dc:date>2018-10-22T18:27:30.580911555</dc:date>
    <meta:document-statistic meta:table-count="2" meta:image-count="0" meta:object-count="0" meta:page-count="2" meta:paragraph-count="97" meta:word-count="147" meta:character-count="676" meta:non-whitespace-character-count="616"/>
  </office:meta>
</office:document-meta>
</file>